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2" style:family="paragraph" style:parent-style-name="List_20_Contents">
      <style:paragraph-properties fo:margin-left="1cm" fo:margin-right="0cm" fo:margin-top="0cm" fo:margin-bottom="0.247cm" style:contextual-spacing="false" fo:text-indent="0cm" style:auto-text-indent="false"/>
    </style:style>
    <style:style style:name="P3" style:family="paragraph" style:parent-style-name="List_20_Contents">
      <style:paragraph-properties fo:margin-left="0cm" fo:margin-right="0cm" fo:margin-top="0cm" fo:margin-bottom="0.499cm" style:contextual-spacing="false" fo:text-indent="0cm" style:auto-text-indent="false"/>
      <style:text-properties fo:color="#ff0000" loext:opacity="100%" officeooo:rsid="000faa96" officeooo:paragraph-rsid="000faa96"/>
    </style:style>
    <style:style style:name="P4" style:family="paragraph" style:parent-style-name="List_20_Contents">
      <style:paragraph-properties fo:margin-left="1cm" fo:margin-right="0cm" fo:margin-top="0cm" fo:margin-bottom="0.247cm" style:contextual-spacing="false" fo:text-indent="0cm" style:auto-text-indent="false"/>
      <style:text-properties fo:color="#ff0000" loext:opacity="100%" officeooo:rsid="000faa96" officeooo:paragraph-rsid="000faa96"/>
    </style:style>
    <style:style style:name="P5" style:family="paragraph" style:parent-style-name="List_20_Heading">
      <style:paragraph-properties fo:margin-left="0cm" fo:margin-right="0cm" fo:margin-top="0cm" fo:margin-bottom="0.499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text-properties fo:color="#ff0000" loext:opacity="100%" officeooo:rsid="000faa96" officeooo:paragraph-rsid="000faa96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ff0000" loext:opacity="100%" officeooo:rsid="000faa96" officeooo:paragraph-rsid="000faa96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ff0000" loext:opacity="100%" officeooo:rsid="0010e1c1" officeooo:paragraph-rsid="0010e1c1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0faa96"/>
    </style:style>
    <style:style style:name="T1" style:family="text"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" style:family="text">
      <style:text-properties fo:color="#ff0000" loext:opacity="100%" officeooo:rsid="0010e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egment properties</text:h>
      <text:p text:style-name="P7">A szegmens tulajdonságai</text:p>
      <text:p text:style-name="P10">All segments have properties. </text:p>
      <text:p text:style-name="P8">Minden szegmensnek vannak tulajdonságai.</text:p>
      <text:p text:style-name="P10">The properties are displayed in this pane.</text:p>
      <text:p text:style-name="P8">Ezek a tulajdonságok megjelennek a szegment tulajdonságai ablakban.</text:p>
      <text:p text:style-name="P6">Common properties include:</text:p>
      <text:p text:style-name="P8">A leggyakoribb tulajdonságok a következők:</text:p>
      <text:p text:style-name="P5">Is repetition</text:p>
      <text:p text:style-name="P3">Ismétlés</text:p>
      <text:p text:style-name="P2">Indicates that a segment is a repetition and specifies whether it is the FIRST instance.</text:p>
      <text:p text:style-name="P4">Arra utal, hogy ez a szegmens ismétlődik, és megmutatja, hogy most fordul-e elő első alkalommal.</text:p>
      <text:p text:style-name="P5">File</text:p>
      <text:p text:style-name="P3">Fájl</text:p>
      <text:p text:style-name="P2">Indicates which file contains the segment.</text:p>
      <text:p text:style-name="P4">Megmutatja, hogy melyik fájl tartalmazza a szegmenst.</text:p>
      <text:h text:style-name="P1" text:outline-level="3">Note <text:span text:style-name="T2">Megjegyzés </text:span></text:h>
      <text:p text:style-name="P6"><text:span text:style-name="T1">The Properties pane is </text:span><text:span text:style-name="Emphasis"><text:span text:style-name="T1">not</text:span></text:span><text:span text:style-name="T1"> editable. It only displays information that is related to the segment.</text:span></text:p>
      <text:p text:style-name="P9"><text:span text:style-name="T1">A „szegmens tulajdonságai” ablak nem szerkeszthető, csupán megjeleníti a szegmens tulajdonságai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07:36:09.709000000</meta:creation-date>
    <dc:date>2023-12-02T07:40:29.570000000</dc:date>
    <meta:editing-duration>PT4M19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9" meta:word-count="113" meta:character-count="807" meta:non-whitespace-character-count="711"/>
  </office:meta>
</office:document-meta>
</file>